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cccccc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cccccc" draw:fill="solid" draw:fill-color="#80808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cccccc" draw:fill="none" draw:fill-color="#ffffff" fo:min-height="0.713cm"/>
    </style:style>
    <style:style style:name="gr6" style:family="graphic" style:parent-style-name="objectwithoutfill">
      <style:graphic-properties svg:stroke-color="#cccccc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41cm"/>
    </style:style>
    <style:style style:name="gr8" style:family="graphic" style:parent-style-name="standard">
      <style:graphic-properties svg:stroke-color="#cccccc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982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draw:layer="layout" svg:width="21.2cm" svg:height="13.1cm" svg:x="4.5cm" svg:y="3.6cm">
            <text:p text:style-name="P1"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3cm" svg:height="0.848cm" svg:x="5.9cm" svg:y="8.1cm">
            <draw:text-box>
              <text:p text:style-name="P2"><text:span text:style-name="T1">CNPJ:</text:span></text:p>
            </draw:text-box>
          </draw:frame>
          <draw:custom-shape draw:style-name="gr3" draw:text-style-name="P1" draw:layer="layout" svg:width="2cm" svg:height="0.8cm" svg:x="8cm" svg:y="8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cm" svg:height="0.8cm" svg:x="10.1cm" svg:y="8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9cm" svg:height="0.8cm" svg:x="12.2cm" svg:y="8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9cm" svg:height="0.8cm" svg:x="14.2cm" svg:y="8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1cm" svg:height="0.8cm" svg:x="16.3cm" svg:y="8.1cm">
            <text:p/>
            <draw:enhanced-geometry svg:viewBox="0 0 21600 21600" draw:type="rectangle" draw:enhanced-path="M 0 0 L 21600 0 21600 21600 0 21600 0 0 Z N"/>
          </draw:custom-shape>
          <draw:g>
            <draw:frame draw:style-name="gr2" draw:text-style-name="P2" draw:layer="layout" svg:width="2.064cm" svg:height="0.848cm" svg:x="5.9cm" svg:y="6.8cm">
              <draw:text-box>
                <text:p text:style-name="P2"><text:span text:style-name="T1">Nome:</text:span></text:p>
              </draw:text-box>
            </draw:frame>
            <draw:custom-shape draw:style-name="gr3" draw:text-style-name="P1" draw:layer="layout" svg:width="15.4cm" svg:height="0.8cm" svg:x="8cm" svg:y="6.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" draw:text-style-name="P2" draw:layer="layout" svg:width="2.661cm" svg:height="0.848cm" svg:x="5.9cm" svg:y="11.2cm">
            <draw:text-box>
              <text:p text:style-name="P2"><text:span text:style-name="T1">Telefone:</text:span></text:p>
            </draw:text-box>
          </draw:frame>
          <draw:custom-shape draw:style-name="gr3" draw:text-style-name="P1" draw:layer="layout" svg:width="1.3cm" svg:height="0.8cm" svg:x="8.6cm" svg:y="11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6.5cm" svg:height="0.8cm" svg:x="10.1cm" svg:y="11.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928cm" svg:height="0.848cm" svg:x="5.939cm" svg:y="9.7cm">
            <draw:text-box>
              <text:p text:style-name="P2"><text:span text:style-name="T1">Endereço:</text:span></text:p>
            </draw:text-box>
          </draw:frame>
          <draw:custom-shape draw:style-name="gr3" draw:text-style-name="P1" draw:layer="layout" svg:width="14.4cm" svg:height="0.8cm" svg:x="8.9cm" svg:y="9.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1" draw:layer="layout" svg:width="3.1cm" svg:height="0.9cm" svg:x="20.3cm" svg:y="13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2" draw:layer="layout" svg:width="2.009cm" svg:height="0.848cm" svg:x="20.8cm" svg:y="13.8cm">
              <draw:text-box>
                <text:p text:style-name="P2"><text:span text:style-name="T1">Salvar</text:span></text:p>
              </draw:text-box>
            </draw:frame>
          </draw:g>
          <draw:custom-shape draw:style-name="gr4" draw:text-style-name="P1" draw:layer="layout" svg:width="3.1cm" svg:height="0.9cm" svg:x="16.9cm" svg:y="1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2.631cm" svg:height="0.848cm" svg:x="17.1cm" svg:y="13.8cm">
            <draw:text-box>
              <text:p text:style-name="P2"><text:span text:style-name="T1">Cancelar</text:span></text:p>
            </draw:text-box>
          </draw:frame>
          <draw:frame draw:style-name="gr5" draw:text-style-name="P1" draw:layer="layout" svg:width="5.925cm" svg:height="0.963cm" svg:x="12.275cm" svg:y="4.837cm">
            <draw:text-box>
              <text:p text:style-name="P1">Dados da Empresa</text:p>
            </draw:text-box>
          </draw:frame>
          <draw:line draw:style-name="gr6" draw:text-style-name="P1" draw:layer="layout" svg:x1="11.2cm" svg:y1="6cm" svg:x2="19.8cm" svg:y2="6cm">
            <text:p/>
          </draw:line>
        </draw:g>
      </draw:page>
      <draw:page draw:name="page2" draw:style-name="dp1" draw:master-page-name="Padrão">
        <draw:g>
          <draw:custom-shape draw:style-name="gr1" draw:text-style-name="P1" draw:layer="layout" svg:width="21.2cm" svg:height="13.1cm" svg:x="4.5cm" svg:y="3.6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704cm" svg:height="0.848cm" svg:x="5.9cm" svg:y="7.9cm">
            <draw:text-box>
              <text:p text:style-name="P2"><text:span text:style-name="T1">CPF:</text:span></text:p>
            </draw:text-box>
          </draw:frame>
          <draw:custom-shape draw:style-name="gr3" draw:text-style-name="P1" draw:layer="layout" svg:width="2cm" svg:height="0.8cm" svg:x="8.9cm" svg:y="7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cm" svg:height="0.8cm" svg:x="11cm" svg:y="7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9cm" svg:height="0.8cm" svg:x="13.1cm" svg:y="7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1cm" svg:height="0.8cm" svg:x="15.3cm" svg:y="7.9cm">
            <text:p/>
            <draw:enhanced-geometry svg:viewBox="0 0 21600 21600" draw:type="rectangle" draw:enhanced-path="M 0 0 L 21600 0 21600 21600 0 21600 0 0 Z N"/>
          </draw:custom-shape>
          <draw:g>
            <draw:frame draw:style-name="gr7" draw:text-style-name="P2" draw:layer="layout" svg:width="2.076cm" svg:height="0.848cm" svg:x="5.9cm" svg:y="6.8cm">
              <draw:text-box>
                <text:p text:style-name="P2"><text:span text:style-name="T1">Nome:</text:span></text:p>
              </draw:text-box>
            </draw:frame>
            <draw:custom-shape draw:style-name="gr3" draw:text-style-name="P1" draw:layer="layout" svg:width="14.4cm" svg:height="0.8cm" svg:x="8.9cm" svg:y="6.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" draw:text-style-name="P2" draw:layer="layout" svg:width="2.661cm" svg:height="0.848cm" svg:x="5.9cm" svg:y="11.2cm">
            <draw:text-box>
              <text:p text:style-name="P2"><text:span text:style-name="T1">Telefone:</text:span></text:p>
            </draw:text-box>
          </draw:frame>
          <draw:custom-shape draw:style-name="gr8" draw:text-style-name="P1" draw:layer="layout" svg:width="1.3cm" svg:height="0.8cm" svg:x="8.9cm" svg:y="11.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6.5cm" svg:height="0.8cm" svg:x="10.4cm" svg:y="11.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928cm" svg:height="0.848cm" svg:x="5.939cm" svg:y="10.1cm">
            <draw:text-box>
              <text:p text:style-name="P2"><text:span text:style-name="T1">Endereço:</text:span></text:p>
            </draw:text-box>
          </draw:frame>
          <draw:custom-shape draw:style-name="gr3" draw:text-style-name="P1" draw:layer="layout" svg:width="14.4cm" svg:height="0.8cm" svg:x="8.9cm" svg:y="10.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1" draw:layer="layout" svg:width="3.1cm" svg:height="0.9cm" svg:x="20.3cm" svg:y="13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2" draw:layer="layout" svg:width="2.009cm" svg:height="0.848cm" svg:x="20.8cm" svg:y="13.8cm">
              <draw:text-box>
                <text:p text:style-name="P2"><text:span text:style-name="T1">Salvar</text:span></text:p>
              </draw:text-box>
            </draw:frame>
          </draw:g>
          <draw:custom-shape draw:style-name="gr4" draw:text-style-name="P1" draw:layer="layout" svg:width="3.1cm" svg:height="0.9cm" svg:x="16.9cm" svg:y="1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2.631cm" svg:height="0.848cm" svg:x="17.1cm" svg:y="13.8cm">
            <draw:text-box>
              <text:p text:style-name="P2"><text:span text:style-name="T1">Cancelar</text:span></text:p>
            </draw:text-box>
          </draw:frame>
          <draw:frame draw:style-name="gr5" draw:text-style-name="P1" draw:layer="layout" svg:width="6.7cm" svg:height="0.963cm" svg:x="12.1cm" svg:y="4.837cm">
            <draw:text-box>
              <text:p text:style-name="P1">Dados do Funcionário</text:p>
            </draw:text-box>
          </draw:frame>
          <draw:line draw:style-name="gr6" draw:text-style-name="P1" draw:layer="layout" svg:x1="11.2cm" svg:y1="6cm" svg:x2="19.8cm" svg:y2="6cm">
            <text:p/>
          </draw:line>
          <draw:frame draw:style-name="gr2" draw:text-style-name="P2" draw:layer="layout" svg:width="2.098cm" svg:height="0.848cm" svg:x="5.94cm" svg:y="9cm">
            <draw:text-box>
              <text:p text:style-name="P2"><text:span text:style-name="T1">Cargo:</text:span></text:p>
            </draw:text-box>
          </draw:frame>
          <draw:custom-shape draw:style-name="gr3" draw:text-style-name="P1" draw:layer="layout" svg:width="14.4cm" svg:height="0.8cm" svg:x="8.901cm" svg:y="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305cm" svg:height="0.848cm" svg:x="5.94cm" svg:y="12.3cm">
            <draw:text-box>
              <text:p text:style-name="P2"><text:span text:style-name="T1">Salário:</text:span></text:p>
            </draw:text-box>
          </draw:frame>
          <draw:custom-shape draw:style-name="gr3" draw:text-style-name="P1" draw:layer="layout" svg:width="4.399cm" svg:height="0.8cm" svg:x="8.901cm" svg:y="12.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775cm" svg:height="0.848cm" svg:x="5.94cm" svg:y="13.4cm">
            <draw:text-box>
              <text:p text:style-name="P2"><text:span text:style-name="T1">Empresa:</text:span></text:p>
            </draw:text-box>
          </draw:frame>
          <draw:custom-shape draw:style-name="gr3" draw:text-style-name="P1" draw:layer="layout" svg:width="4.399cm" svg:height="0.8cm" svg:x="8.901cm" svg:y="13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9cm" svg:height="0.8cm" svg:x="12.4cm" svg:y="13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7cm" svg:height="0.394cm" draw:transform="rotate (0.785398163397448) translate (12.515cm 13.805cm)">
            <text:p/>
  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  </draw:custom-shape>
        </draw:g>
      </draw:page>
      <draw:page draw:name="page3" draw:style-name="dp1" draw:master-page-name="Padrão">
        <draw:g>
          <draw:custom-shape draw:style-name="gr1" draw:text-style-name="P1" draw:layer="layout" svg:width="21.2cm" svg:height="13.1cm" svg:x="4.6cm" svg:y="3.6cm">
            <text:p/>
            <draw:enhanced-geometry svg:viewBox="0 0 21600 21600" draw:type="rectangle" draw:enhanced-path="M 0 0 L 21600 0 21600 21600 0 21600 0 0 Z N"/>
          </draw:custom-shape>
          <draw:g>
            <draw:frame draw:style-name="gr7" draw:text-style-name="P2" draw:layer="layout" svg:width="3.2cm" svg:height="0.848cm" svg:x="5.9cm" svg:y="6.8cm">
              <draw:text-box>
                <text:p text:style-name="P2"><text:span text:style-name="T1">Descrição:</text:span></text:p>
              </draw:text-box>
            </draw:frame>
            <draw:custom-shape draw:style-name="gr3" draw:text-style-name="P1" draw:layer="layout" svg:width="14.4cm" svg:height="0.8cm" svg:x="8.9cm" svg:y="6.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" draw:text-style-name="P2" draw:layer="layout" svg:width="2.068cm" svg:height="0.848cm" svg:x="5.9cm" svg:y="11.2cm">
            <draw:text-box>
              <text:p text:style-name="P2"><text:span text:style-name="T1">Bairro:</text:span></text:p>
            </draw:text-box>
          </draw:frame>
          <draw:custom-shape draw:style-name="gr8" draw:text-style-name="P1" draw:layer="layout" svg:width="8.1cm" svg:height="0.8cm" svg:x="8.9cm" svg:y="11.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2.561cm" svg:height="0.848cm" svg:x="5.939cm" svg:y="10.1cm">
            <draw:text-box>
              <text:p text:style-name="P2"><text:span text:style-name="T1">Cidade:</text:span></text:p>
            </draw:text-box>
          </draw:frame>
          <draw:custom-shape draw:style-name="gr3" draw:text-style-name="P1" draw:layer="layout" svg:width="4cm" svg:height="0.8cm" svg:x="8.9cm" svg:y="10.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1" draw:layer="layout" svg:width="3.1cm" svg:height="0.9cm" svg:x="20.3cm" svg:y="13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" draw:text-style-name="P2" draw:layer="layout" svg:width="2.009cm" svg:height="0.848cm" svg:x="20.8cm" svg:y="13.8cm">
              <draw:text-box>
                <text:p text:style-name="P2"><text:span text:style-name="T1">Salvar</text:span></text:p>
              </draw:text-box>
            </draw:frame>
          </draw:g>
          <draw:custom-shape draw:style-name="gr4" draw:text-style-name="P1" draw:layer="layout" svg:width="3.1cm" svg:height="0.9cm" svg:x="16.9cm" svg:y="1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2.631cm" svg:height="0.848cm" svg:x="17.1cm" svg:y="13.8cm">
            <draw:text-box>
              <text:p text:style-name="P2"><text:span text:style-name="T1">Cancelar</text:span></text:p>
            </draw:text-box>
          </draw:frame>
          <draw:frame draw:style-name="gr5" draw:text-style-name="P1" draw:layer="layout" svg:width="8.8cm" svg:height="0.963cm" svg:x="11.1cm" svg:y="4.837cm">
            <draw:text-box>
              <text:p text:style-name="P1">Cadastro de Obra ou Serviço</text:p>
            </draw:text-box>
          </draw:frame>
          <draw:line draw:style-name="gr6" draw:text-style-name="P1" draw:layer="layout" svg:x1="11.2cm" svg:y1="6cm" svg:x2="19.8cm" svg:y2="6cm">
            <text:p/>
          </draw:line>
          <draw:frame draw:style-name="gr2" draw:text-style-name="P2" draw:layer="layout" svg:width="3.465cm" svg:height="0.848cm" svg:x="5.94cm" svg:y="7.9cm">
            <draw:text-box>
              <text:p text:style-name="P2"><text:span text:style-name="T1">Localização:</text:span></text:p>
            </draw:text-box>
          </draw:frame>
          <draw:frame draw:style-name="gr2" draw:text-style-name="P2" draw:layer="layout" svg:width="1.624cm" svg:height="0.848cm" svg:x="5.94cm" svg:y="12.3cm">
            <draw:text-box>
              <text:p text:style-name="P2"><text:span text:style-name="T1">Rua:</text:span></text:p>
            </draw:text-box>
          </draw:frame>
          <draw:custom-shape draw:style-name="gr3" draw:text-style-name="P1" draw:layer="layout" svg:width="14.299cm" svg:height="0.8cm" svg:x="8.901cm" svg:y="12.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305cm" svg:height="0.848cm" svg:x="5.94cm" svg:y="13.4cm">
            <draw:text-box>
              <text:p text:style-name="P2"><text:span text:style-name="T1">Cliente:</text:span></text:p>
            </draw:text-box>
          </draw:frame>
          <draw:custom-shape draw:style-name="gr3" draw:text-style-name="P1" draw:layer="layout" svg:width="4.399cm" svg:height="0.8cm" svg:x="8.901cm" svg:y="13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9cm" svg:height="0.8cm" svg:x="12.4cm" svg:y="13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7cm" svg:height="0.394cm" draw:transform="rotate (0.785398163397448) translate (12.515cm 13.705cm)">
            <text:p/>
  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  </draw:custom-shape>
          <draw:frame draw:style-name="gr2" draw:text-style-name="P2" draw:layer="layout" svg:width="2.305cm" svg:height="0.848cm" svg:x="5.901cm" svg:y="9cm">
            <draw:text-box>
              <text:p text:style-name="P2"><text:span text:style-name="T1">Estado:</text:span></text:p>
            </draw:text-box>
          </draw:frame>
          <draw:custom-shape draw:style-name="gr8" draw:text-style-name="P1" draw:layer="layout" svg:width="2.2cm" svg:height="0.8cm" svg:x="8.9cm" svg:y="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6cm" svg:height="0.8cm" svg:x="10.5cm" svg:y="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7cm" svg:height="0.394cm" draw:transform="rotate (0.785398163397448) translate (10.515cm 9.345cm)">
            <text:p/>
  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  </draw:custom-shape>
          <draw:custom-shape draw:style-name="gr3" draw:text-style-name="P1" draw:layer="layout" svg:width="0.6cm" svg:height="0.8cm" svg:x="12.3cm" svg:y="10.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7cm" svg:height="0.394cm" draw:transform="rotate (0.785398163397448) translate (12.315cm 10.445cm)">
            <text:p/>
  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  </draw:custom-shape>
          <draw:custom-shape draw:style-name="gr3" draw:text-style-name="P1" draw:layer="layout" svg:width="0.6cm" svg:height="0.8cm" svg:x="10.5cm" svg:y="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07cm" svg:height="0.394cm" draw:transform="rotate (0.785398163397448) translate (10.515cm 9.345cm)">
            <text:p/>
  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  </draw:custom-shape>
          <draw:frame draw:style-name="gr10" draw:text-style-name="P2" draw:layer="layout" svg:width="3.482cm" svg:height="0.848cm" svg:x="17.2cm" svg:y="11.2cm">
            <draw:text-box>
              <text:p text:style-name="P2"><text:span text:style-name="T1">Número:</text:span></text:p>
            </draw:text-box>
          </draw:frame>
          <draw:custom-shape draw:style-name="gr8" draw:text-style-name="P1" draw:layer="layout" svg:width="3.4cm" svg:height="0.8cm" svg:x="19.8cm" svg:y="11.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3.956cm" svg:height="0.848cm" svg:x="13.44cm" svg:y="10.1cm">
            <draw:text-box>
              <text:p text:style-name="P2"><text:span text:style-name="T1">Complemento:</text:span></text:p>
            </draw:text-box>
          </draw:frame>
          <draw:custom-shape draw:style-name="gr3" draw:text-style-name="P1" draw:layer="layout" svg:width="5.599cm" svg:height="0.8cm" svg:x="17.601cm" svg:y="10.1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19:45:58.991202434</meta:creation-date>
    <dc:date>2017-05-31T21:12:30.279972540</dc:date>
    <meta:editing-duration>PT40M53S</meta:editing-duration>
    <meta:editing-cycles>6</meta:editing-cycles>
    <meta:generator>LibreOffice/4.2.8.2$Linux_X86_64 LibreOffice_project/420m0$Build-2</meta:generator>
    <meta:document-statistic meta:object-count="88"/>
  </office:meta>
</office:document-meta>
</file>